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Quotations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Quotations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20pt" fo:font-weight="bold" officeooo:paragraph-rsid="0017a8ab" style:font-size-asian="20pt" style:font-weight-asian="bold" style:font-size-complex="20pt" style:font-weight-complex="bold"/>
    </style:style>
    <style:style style:name="P7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7a8ab" officeooo:paragraph-rsid="0017a8ab"/>
    </style:style>
    <style:style style:name="P8" style:family="paragraph" style:parent-style-name="Quotations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rsid="0017a8ab" officeooo:paragraph-rsid="0017a8ab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7a8ab" officeooo:paragraph-rsid="0017a8ab"/>
    </style:style>
    <style:style style:name="P10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7a8ab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17a8ab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17a8ab"/>
    </style:style>
    <style:style style:name="P1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98481" officeooo:paragraph-rsid="00198481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55d7bc" officeooo:paragraph-rsid="0017a8ab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55d7bc" officeooo:paragraph-rsid="0017a8ab" style:font-weight-asian="normal" style:font-weight-complex="normal"/>
    </style:style>
    <style:style style:name="P1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7a8ab" officeooo:paragraph-rsid="0017a8ab"/>
    </style:style>
    <style:style style:name="T1" style:family="text">
      <style:text-properties officeooo:rsid="0017a8ab"/>
    </style:style>
    <style:style style:name="T2" style:family="text">
      <style:text-properties officeooo:rsid="006c3183"/>
    </style:style>
    <style:style style:name="T3" style:family="text">
      <style:text-properties style:text-underline-style="none" fo:font-weight="normal" officeooo:rsid="0055d7bc" style:font-weight-asian="normal" style:font-weight-complex="normal"/>
    </style:style>
    <style:style style:name="T4" style:family="text">
      <style:text-properties style:text-underline-style="none" fo:font-weight="normal" officeooo:rsid="0017a8ab" style:font-weight-asian="normal" style:font-weight-complex="normal"/>
    </style:style>
    <style:style style:name="T5" style:family="text">
      <style:text-properties officeooo:rsid="00186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TP <text:span text:style-name="T1">A</text:span>pplication<text:span text:style-name="T1">s</text:span> Web </text:p>
      <text:p text:style-name="P6"><text:span text:style-name="T1">application web </text:span>avec JPA</text:p>
      <text:p text:style-name="P1">Daniel Hagimont</text:p>
      <text:p text:style-name="P1">Daniel.Hagimont@<text:span text:style-name="T1">irit</text:span>.fr</text:p>
      <text:p text:style-name="P2"/>
      <text:p text:style-name="P5">L'objectif de ce TP est de faire évoluer l'application précédente, mais en gérant les données persistantes <text:span text:style-name="T1">dans une base de données </text:span>avec des Entity beans <text:span text:style-name="T1">(JPA) avec Spring</text:span>.</text:p>
      <text:p text:style-name="P9">Vous devez :</text:p>
      <text:p text:style-name="P9">- créer un projet Spring-boot <text:span text:style-name="T5">sous</text:span> vscode :</text:p>
      <text:p text:style-name="P14"><text:tab/><text:tab/>View -&gt; Command Palette </text:p>
      <text:p text:style-name="P15"><text:tab/><text:tab/><text:tab/>-&gt; Spring initializ : Create a Maven Project</text:p>
      <text:p text:style-name="P15"><text:tab/><text:tab/><text:tab/>-&gt; 3.4.<text:span text:style-name="T2">1</text:span> -&gt; Java -&gt; n7 -&gt; <text:span text:style-name="T1">facade</text:span> -&gt; War -&gt; 17 </text:p>
      <text:p text:style-name="P15"><text:tab/><text:tab/><text:tab/>-&gt; <text:span text:style-name="T1">Spring Data JPA SQL</text:span></text:p>
      <text:p text:style-name="P15"><text:tab/><text:tab/><text:tab/>-&gt; <text:s/><text:span text:style-name="T1">HyperSQL Database SQL</text:span></text:p>
      <text:p text:style-name="P12"><text:span text:style-name="T3">- </text:span><text:span text:style-name="T4">dans ce projet</text:span></text:p>
      <text:p text:style-name="P11"><text:span text:style-name="T4"><text:tab/>- l</text:span>es classes Personne et Adresse deviennent des Entity beans.</text:p>
      <text:p text:style-name="P4"><text:tab/>- <text:span text:style-name="T1">l</text:span>a classe Facade <text:span text:style-name="T1">est un RestController qui</text:span> gère la création et la recherche des Entity beans.</text:p>
      <text:p text:style-name="P8"><text:tab/>- reportez vous aux slides du cours pour plus de détails</text:p>
      <text:p text:style-name="P8"/>
      <text:p text:style-name="P10">- <text:span text:style-name="T1">l</text:span>a base de données utilisée est <text:span text:style-name="T1">la même que dans le tp précédent (HSQLDB).</text:span></text:p>
      <text:p text:style-name="P8">Vous devez copier le fichier application.properties dans src/main/resources</text:p>
      <text:p text:style-name="P3"/>
      <text:p text:style-name="P7">- dans votre projet précédent (incluant la servlet)</text:p>
      <text:p text:style-name="P7"><text:tab/>- on utilise reasteasy pour <text:span text:style-name="T5">les </text:span>appel<text:span text:style-name="T5">s à</text:span> la Facade qui est un service REST</text:p>
      <text:p text:style-name="P7"><text:tab/>- reportez vous aux slides du cours Intergiciels pour plus de détails</text:p>
      <text:p text:style-name="P7"><text:tab/></text:p>
      <text:p text:style-name="P3">Vous implanterez 3 versions avec différents types de relations entre ces Entity beans :</text:p>
      <text:p text:style-name="P3">- OneToMany (bidirectionnelle) : une personne possède une liste d'adresse, chaque adresse ayant un <text:s/>propriétaire unique</text:p>
      <text:p text:style-name="P3">- ManyToMany (bidirectionnelle) : une personne possède plusieurs adresses et une adresse peut avoir plusieurs propriétaires</text:p>
      <text:p text:style-name="P3">- OneToOne (bidirectionnelle) : une personne a une adresse unique et une adresse a un unique propriétaire</text:p>
      <text:p text:style-name="P3"/>
      <text:p text:style-name="P13">pour vous facilitez la vie, vous avez une script de déploiement deploy.sh que vous pouvez adapter en fonction des répertoires de </text:p>
      <text:p text:style-name="P13">- votre projet servlet (que j'ai appelé annuaire-jpa)</text:p>
      <text:p text:style-name="P13">- votre projet Spring-boot (que j'ai appelé facade)</text:p>
      <text:p text:style-name="P13">- votre répertoire d'installation de Tomca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5-01-28T00:03:12.827202994</dc:date>
    <meta:editing-duration>PT8H34M4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88" meta:character-count="1774" meta:non-whitespace-character-count="1489"/>
  </office:meta>
</office:document-meta>
</file>